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99.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91.61pt"/>
    </style:style>
    <style:style style:name="co5" style:family="table-column">
      <style:table-column-properties fo:break-before="auto" style:column-width="457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vu.taginf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N(soort,ev,nom)</text:p>
          </table:table-cell>
          <table:table-cell office:value-type="float" office:value="23657" calcext:value-type="float">
            <text:p>23657</text:p>
          </table:table-cell>
          <table:table-cell office:value-type="string" calcext:value-type="string">
            <text:p>leer <text:s/>bloes <text:s/>truckie <text:s/>AWW <text:s/>schiereiland</text:p>
          </table:table-cell>
          <table:table-cell/>
        </table:table-row>
        <table:table-row table:style-name="ro1">
          <table:table-cell office:value-type="string" calcext:value-type="string">
            <text:p>001</text:p>
          </table:table-cell>
          <table:table-cell office:value-type="string" calcext:value-type="string">
            <text:p>N(soort,mv,nom)</text:p>
          </table:table-cell>
          <table:table-cell office:value-type="float" office:value="10656" calcext:value-type="float">
            <text:p>10656</text:p>
          </table:table-cell>
          <table:table-cell office:value-type="string" calcext:value-type="string">
            <text:p>stuurhoezen <text:s/>blunders <text:s/>buurlanden <text:s/>ringetjes <text:s/>olieconcerns</text:p>
          </table:table-cell>
          <table:table-cell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N(soort,ev,gen,nom)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oensdagavonds <text:s/>vaders <text:s/>moeders <text:s/>lands <text:s/>aanstoots</text:p>
          </table:table-cell>
          <table:table-cell/>
        </table:table-row>
        <table:table-row table:style-name="ro1">
          <table:table-cell office:value-type="string" calcext:value-type="string">
            <text:p>003</text:p>
          </table:table-cell>
          <table:table-cell office:value-type="string" calcext:value-type="string">
            <text:p>N(soort,ev,dat,nom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trijden <text:s/>goede <text:s/>laste <text:s/>volke <text:s/>mate</text:p>
          </table:table-cell>
          <table:table-cell office:value-type="string" calcext:value-type="string">
            <text:p>Is dit bijna altijd dat? Lijkt er wel op. Dus gewoon dat van maken. Lijkt ook altijd ev</text:p>
          </table:table-cell>
        </table:table-row>
        <table:table-row table:style-name="ro1">
          <table:table-cell office:value-type="string" calcext:value-type="string">
            <text:p>010</text:p>
          </table:table-cell>
          <table:table-cell office:value-type="string" calcext:value-type="string">
            <text:p>N(eigen,ev)</text:p>
          </table:table-cell>
          <table:table-cell office:value-type="float" office:value="12899" calcext:value-type="float">
            <text:p>12899</text:p>
          </table:table-cell>
          <table:table-cell office:value-type="string" calcext:value-type="string">
            <text:p>Nootdorp <text:s/>casa <text:s/>Basso <text:s/>werkclassificatie-als-hulpmiddel-van-de-loonpolitiek <text:s/>Coventry</text:p>
          </table:table-cell>
          <table:table-cell/>
        </table:table-row>
        <table:table-row table:style-name="ro1">
          <table:table-cell office:value-type="string" calcext:value-type="string">
            <text:p>011</text:p>
          </table:table-cell>
          <table:table-cell office:value-type="string" calcext:value-type="string">
            <text:p>N(eigen,mv)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Nieuwenhuizens <text:s/>Ahoyhallen <text:s/>Olympische <text:s/>Wild <text:s/>Papa's</text:p>
          </table:table-cell>
          <table:table-cell/>
        </table:table-row>
        <table:table-row table:style-name="ro1">
          <table:table-cell office:value-type="string" calcext:value-type="string">
            <text:p>012</text:p>
          </table:table-cell>
          <table:table-cell office:value-type="string" calcext:value-type="string">
            <text:p>N(eigen,gen)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gods <text:s/>Mia's <text:s/>Moorsom's <text:s/>Marie's <text:s/>Brams</text:p>
          </table:table-cell>
          <table:table-cell/>
        </table:table-row>
        <table:table-row table:style-name="ro1">
          <table:table-cell office:value-type="string" calcext:value-type="string">
            <text:p>016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perkt</text:p>
          </table:table-cell>
          <table:table-cell/>
        </table:table-row>
        <table:table-row table:style-name="ro1">
          <table:table-cell office:value-type="string" calcext:value-type="string">
            <text:p>020</text:p>
          </table:table-cell>
          <table:table-cell office:value-type="string" calcext:value-type="string">
            <text:p>N(soort,ev,prenom)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esearch <text:s/>avant-garde <text:s/>haute <text:s/>sex <text:s/>and</text:p>
          </table:table-cell>
          <table:table-cell/>
        </table:table-row>
        <table:table-row table:style-name="ro1">
          <table:table-cell office:value-type="string" calcext:value-type="string">
            <text:p>021</text:p>
          </table:table-cell>
          <table:table-cell office:value-type="string" calcext:value-type="string">
            <text:p>N(soort,mv,prenom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jls <text:s/>Dames <text:s/>N.S.B.ers</text:p>
          </table:table-cell>
          <table:table-cell/>
        </table:table-row>
        <table:table-row table:style-name="ro1">
          <table:table-cell office:value-type="string" calcext:value-type="string">
            <text:p>023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demieterse</text:p>
          </table:table-cell>
          <table:table-cell/>
        </table:table-row>
        <table:table-row table:style-name="ro1">
          <table:table-cell office:value-type="string" calcext:value-type="string">
            <text:p>080</text:p>
          </table:table-cell>
          <table:table-cell office:value-type="string" calcext:value-type="string">
            <text:p>N(soort,ev,inter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hristus <text:s/>help <text:s/>God <text:s/>Mina</text:p>
          </table:table-cell>
          <table:table-cell/>
        </table:table-row>
        <table:table-row table:style-name="ro1">
          <table:table-cell office:value-type="string" calcext:value-type="string">
            <text:p>08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sen</text:p>
          </table:table-cell>
          <table:table-cell/>
        </table:table-row>
        <table:table-row table:style-name="ro1">
          <table:table-cell office:value-type="string" calcext:value-type="string">
            <text:p>090</text:p>
          </table:table-cell>
          <table:table-cell office:value-type="string" calcext:value-type="string">
            <text:p>N(soort,ev,meta)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paap <text:s/>sanering <text:s/>admiraal <text:s/>verbonden-zijn <text:s/>proskunesis</text:p>
          </table:table-cell>
          <table:table-cell/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ADJ(gewoon,basis,zonder)</text:p>
          </table:table-cell>
          <table:table-cell office:value-type="float" office:value="3605" calcext:value-type="float">
            <text:p>3605</text:p>
          </table:table-cell>
          <table:table-cell office:value-type="string" calcext:value-type="string">
            <text:p>soeverein <text:s/>glazen <text:s/>prominent <text:s/>breed <text:s/>fiks</text:p>
          </table:table-cell>
          <table:table-cell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ADJ(gewoon,basis,gen)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telligs <text:s/>extra's <text:s/>ruziezoekerigs <text:s/>moois <text:s/>blijmoedigs</text:p>
          </table:table-cell>
          <table:table-cell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ADJ(gewoon,basis,met-e)</text:p>
          </table:table-cell>
          <table:table-cell office:value-type="float" office:value="4466" calcext:value-type="float">
            <text:p>4466</text:p>
          </table:table-cell>
          <table:table-cell office:value-type="string" calcext:value-type="string">
            <text:p>bekakte <text:s/>conventionele <text:s/>Leeuwardense <text:s/>journalistieke <text:s/>oorspronkelijke</text:p>
          </table:table-cell>
          <table:table-cell/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ADJ(gewoon,comp,zonder)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zuiniger <text:s/>voordeliger <text:s/>dikker <text:s/>onhandelbaarder <text:s/>langzamer</text:p>
          </table:table-cell>
          <table:table-cell/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ADJ(gewoon,comp,gen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ttigers <text:s/>ondergeschikt <text:s/>zinnigers <text:s/>beters</text:p>
          </table:table-cell>
          <table:table-cell/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ADJ(gewoon,comp,met-e)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Vroegere <text:s/>bredere <text:s/>bewustere <text:s/>snellere <text:s/>Oudere</text:p>
          </table:table-cell>
          <table:table-cell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ADJ(gewoon,sup,zonder)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reemdst <text:s/>mooist <text:s/>kleinst <text:s/>prettigst</text:p>
          </table:table-cell>
          <table:table-cell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ADJ(gewoon,sup,met-e)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terkste <text:s/>eenvoudigste <text:s/>duurste <text:s/>allernieuwste <text:s/>somberste</text:p>
          </table:table-cell>
          <table:table-cell/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ADJ(nom,basis,zonder)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engels <text:s/>azuurblauw <text:s/>Frans-Engels <text:s/>Maleis <text:s/>oostfries</text:p>
          </table:table-cell>
          <table:table-cell/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ADJ(nom,basis,mv-n)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ood-zwarten <text:s/>katholieken <text:s/>wildvreemden <text:s/>progresieven <text:s/>rijken</text:p>
          </table:table-cell>
          <table:table-cell/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ADJ(nom,basis,gen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is <text:s/>ergs <text:s/>heerlijks</text:p>
          </table:table-cell>
          <table:table-cell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ADJ(nom,basis,met-e)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volmaakte <text:s/>gekke <text:s/>dubbele <text:s/>hardhorende <text:s/>eerstgeborene</text:p>
          </table:table-cell>
          <table:table-cell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DJ(nom,comp,zonder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ger <text:s/>ouwer</text:p>
          </table:table-cell>
          <table:table-cell/>
        </table:table-row>
        <table:table-row table:style-name="ro1">
          <table:table-cell office:value-type="string" calcext:value-type="string">
            <text:p>126</text:p>
          </table:table-cell>
          <table:table-cell office:value-type="string" calcext:value-type="string">
            <text:p>ADJ(nom,comp,met-e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rotere <text:s/>oudere <text:s/>kleinere <text:s/>jongere <text:s/>jongeren</text:p>
          </table:table-cell>
          <table:table-cell/>
        </table:table-row>
        <table:table-row table:style-name="ro1">
          <table:table-cell office:value-type="string" calcext:value-type="string">
            <text:p>127</text:p>
          </table:table-cell>
          <table:table-cell office:value-type="string" calcext:value-type="string">
            <text:p>ADJ(nom,sup,zonder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etst <text:s/>laatst <text:s/>drukst <text:s/>beste</text:p>
          </table:table-cell>
          <table:table-cell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ADJ(nom,sup,met-e)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aatste <text:s/>beroerdste <text:s/>voornaamste <text:s/>laatsten</text:p>
          </table:table-cell>
          <table:table-cell/>
        </table:table-row>
        <table:table-row table:style-name="ro1">
          <table:table-cell office:value-type="string" calcext:value-type="string">
            <text:p>150</text:p>
          </table:table-cell>
          <table:table-cell office:value-type="string" calcext:value-type="string">
            <text:p>ADJ(adv,basis,zonder)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heilig <text:s/>achterwaarts <text:s/>oppervlakkig <text:s/>walgelijk <text:s/>telefonisch</text:p>
          </table:table-cell>
          <table:table-cell/>
        </table:table-row>
        <table:table-row table:style-name="ro1">
          <table:table-cell office:value-type="string" calcext:value-type="string">
            <text:p>153</text:p>
          </table:table-cell>
          <table:table-cell office:value-type="string" calcext:value-type="string">
            <text:p>ADJ(adv,basis,met-e)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hinese <text:s/>dramatische <text:s/>erge <text:s/>verschrikkelijke <text:s/>absolute</text:p>
          </table:table-cell>
          <table:table-cell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ADJ(adv,comp,zonder)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luider <text:s/>sneller <text:s/>zwaarder <text:s/>aandachtiger <text:s/>indrukwekkender</text:p>
          </table:table-cell>
          <table:table-cell/>
        </table:table-row>
        <table:table-row table:style-name="ro1">
          <table:table-cell office:value-type="string" calcext:value-type="string">
            <text:p>157</text:p>
          </table:table-cell>
          <table:table-cell office:value-type="string" calcext:value-type="string">
            <text:p>ADJ(adv,sup,zonder)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llereerst <text:s/>sterkst <text:s/>vroegst <text:s/>eerst <text:s/>meest</text:p>
          </table:table-cell>
          <table:table-cell/>
        </table:table-row>
        <table:table-row table:style-name="ro1">
          <table:table-cell office:value-type="string" calcext:value-type="string">
            <text:p>159</text:p>
          </table:table-cell>
          <table:table-cell office:value-type="string" calcext:value-type="string">
            <text:p>ADJ(adv,sup,met-e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erkste <text:s/>langste <text:s/>strengste <text:s/>leukste <text:s/>duidelijkste</text:p>
          </table:table-cell>
          <table:table-cell/>
        </table:table-row>
        <table:table-row table:style-name="ro1">
          <table:table-cell office:value-type="string" calcext:value-type="string">
            <text:p>174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ijn</text:p>
          </table:table-cell>
          <table:table-cell/>
        </table:table-row>
        <table:table-row table:style-name="ro1">
          <table:table-cell office:value-type="string" calcext:value-type="string">
            <text:p>180</text:p>
          </table:table-cell>
          <table:table-cell office:value-type="string" calcext:value-type="string">
            <text:p>ADJ(inter,basis,zonder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ed <text:s/>waar <text:s/>werkelijk <text:s/>mooi <text:s/>Mooi</text:p>
          </table:table-cell>
          <table:table-cell/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WW(inf,intrans,verbaal)</text:p>
          </table:table-cell>
          <table:table-cell office:value-type="float" office:value="1739" calcext:value-type="float">
            <text:p>1739</text:p>
          </table:table-cell>
          <table:table-cell office:value-type="string" calcext:value-type="string">
            <text:p>kassie-kijken <text:s/>bijten <text:s/>stampen <text:s/>koken <text:s/>dopen</text:p>
          </table:table-cell>
          <table:table-cell/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WW(inf,intrans,nominaal)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aanzien <text:s/>janken <text:s/>optreden <text:s/>kapseizen <text:s/>dwarrelen</text:p>
          </table:table-cell>
          <table:table-cell/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WW(od,intrans,zonder)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uitdovend <text:s/>autorijdend <text:s/>overtuigend <text:s/>moordend <text:s/>studerend</text:p>
          </table:table-cell>
          <table:table-cell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WW(od,intrans,met-e)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jagende <text:s/>vervlakkende <text:s/>klonterende <text:s/>dodende <text:s/>huilende</text:p>
          </table:table-cell>
          <table:table-cell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WW(od,intrans,mv-n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cheidenden <text:s/>belangstellenden <text:s/>wachtenden <text:s/>vooruitstrevenden <text:s/>werkenden</text:p>
          </table:table-cell>
          <table:table-cell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WW(od,intrans,adverbiaal)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verflauwende <text:s/>Samenvattend <text:s/>Uitgaande <text:s/>schrijvend <text:s/>peinzend</text:p>
          </table:table-cell>
          <table:table-cell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WW(vd,intrans,zonder)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gepraat <text:s/>gegleden <text:s/>verdronken <text:s/>gefungeerd <text:s/>opgestaan</text:p>
          </table:table-cell>
          <table:table-cell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WW(vd,intrans,met-e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gebeurde <text:s/>gewijzigde <text:s/>geavanceerde <text:s/>verdorde <text:s/>verminderde</text:p>
          </table:table-cell>
          <table:table-cell/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WW(vd,intrans,mv-n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ergrijsden <text:s/>geemigreerden <text:s/>verongelukten <text:s/>gevorderden <text:s/>uitgetredenen</text:p>
          </table:table-cell>
          <table:table-cell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WW(vd,intrans,adverbiaal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eronachtzaamd <text:s/>Geschrokken <text:s/>beschouwd <text:s/>verantwoord <text:s/>onderuitgezakt</text:p>
          </table:table-cell>
          <table:table-cell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WW(inf,trans,verbaal)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wensen <text:s/>bespotten <text:s/>beschuldigen <text:s/>horen <text:s/>benemen</text:p>
          </table:table-cell>
          <table:table-cell/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WW(inf,trans,nom)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stelen <text:s/>vrijwaren <text:s/>delen <text:s/>creëren <text:s/>opheffen</text:p>
          </table:table-cell>
          <table:table-cell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WW(od,trans,zonder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ezittend <text:s/>samendvattend <text:s/>trekkend <text:s/>houdend <text:s/>overspannend</text:p>
          </table:table-cell>
          <table:table-cell/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WW(od,trans,met-e)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ende <text:s/>roepende <text:s/>opleverende <text:s/>inhoudende <text:s/>verbrassende</text:p>
          </table:table-cell>
          <table:table-cell/>
        </table:table-row>
        <table:table-row table:style-name="ro1">
          <table:table-cell office:value-type="string" calcext:value-type="string">
            <text:p>214</text:p>
          </table:table-cell>
          <table:table-cell office:value-type="string" calcext:value-type="string">
            <text:p>WW(od,trans,mv-n) ??? [vb kloppen niet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en <text:s/>menen</text:p>
          </table:table-cell>
          <table:table-cell/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WW(od,trans,adverbiaal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uttend <text:s/>ontnemend <text:s/>verzwelgend <text:s/>betreffende <text:s/>taxerend</text:p>
          </table:table-cell>
          <table:table-cell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WW(vd,trans,zonder)</text:p>
          </table:table-cell>
          <table:table-cell office:value-type="float" office:value="3061" calcext:value-type="float">
            <text:p>3061</text:p>
          </table:table-cell>
          <table:table-cell office:value-type="string" calcext:value-type="string">
            <text:p>bedekt <text:s/>overreden <text:s/>gekozen <text:s/>neergeschreven <text:s/>gekaapt</text:p>
          </table:table-cell>
          <table:table-cell/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WW(vd,trans,met-e)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opgedane <text:s/>beknelde <text:s/>geforceerde <text:s/>geharde <text:s/>verminderde</text:p>
          </table:table-cell>
          <table:table-cell/>
        </table:table-row>
        <table:table-row table:style-name="ro1">
          <table:table-cell office:value-type="string" calcext:value-type="string">
            <text:p>218</text:p>
          </table:table-cell>
          <table:table-cell office:value-type="string" calcext:value-type="string">
            <text:p>WW(vd,trans,mv-n)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stoorden <text:s/>geraakten <text:s/>verzekerden <text:s/>veroordeelden <text:s/>afgevaardigden</text:p>
          </table:table-cell>
          <table:table-cell/>
        </table:table-row>
        <table:table-row table:style-name="ro1">
          <table:table-cell office:value-type="string" calcext:value-type="string">
            <text:p>219</text:p>
          </table:table-cell>
          <table:table-cell office:value-type="string" calcext:value-type="string">
            <text:p>WW(vd,trans,adverbiaal)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geanimeerd <text:s/>overdonderd <text:s/>gekruist <text:s/>beperkt <text:s/>Lamgeslagen</text:p>
          </table:table-cell>
          <table:table-cell/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WW(inf,refl,verbaal)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emoeien <text:s/>handhaven <text:s/>werken <text:s/>verbinden <text:s/>voorbereiden</text:p>
          </table:table-cell>
          <table:table-cell/>
        </table:table-row>
        <table:table-row table:style-name="ro1">
          <table:table-cell office:value-type="string" calcext:value-type="string">
            <text:p>221</text:p>
          </table:table-cell>
          <table:table-cell office:value-type="string" calcext:value-type="string">
            <text:p>WW(inf,refl,nominaal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penstellen <text:s/>overgeven <text:s/>verenigen <text:s/>voordoen <text:s/>houden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WW(od,refl,zond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tstekend <text:s/>bevindend <text:s/>wijzigend</text:p>
          </table:table-cell>
          <table:table-cell/>
        </table:table-row>
        <table:table-row table:style-name="ro1">
          <table:table-cell office:value-type="string" calcext:value-type="string">
            <text:p>223</text:p>
          </table:table-cell>
          <table:table-cell office:value-type="string" calcext:value-type="string">
            <text:p>WW(od,refl,met-e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specterende <text:s/>wijzigende <text:s/>ontwikkelende <text:s/>misdragende <text:s/>verkeerende</text:p>
          </table:table-cell>
          <table:table-cell/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WW(od,refl,mv-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elen</text:p>
          </table:table-cell>
          <table:table-cell/>
        </table:table-row>
        <table:table-row table:style-name="ro1">
          <table:table-cell office:value-type="string" calcext:value-type="string">
            <text:p>225</text:p>
          </table:table-cell>
          <table:table-cell office:value-type="string" calcext:value-type="string">
            <text:p>WW(od,refl,adverbiaal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mkerend <text:s/>aansluitend <text:s/>baserend <text:s/>verbazend <text:s/>aansluitende</text:p>
          </table:table-cell>
          <table:table-cell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WW(vd,refl,zonder)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opgewerkt <text:s/>beschouwd <text:s/>gesneden <text:s/>verbonden <text:s/>opgehouden</text:p>
          </table:table-cell>
          <table:table-cell/>
        </table:table-row>
        <table:table-row table:style-name="ro1">
          <table:table-cell office:value-type="string" calcext:value-type="string">
            <text:p>GAT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0</text:p>
          </table:table-cell>
          <table:table-cell office:value-type="string" calcext:value-type="string">
            <text:p>WW(inf,hulp-of-koppel,verbaal)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aken <text:s/>lezen <text:s/>staan <text:s/>proberen <text:s/>moeten</text:p>
          </table:table-cell>
          <table:table-cell/>
        </table:table-row>
        <table:table-row table:style-name="ro1">
          <table:table-cell office:value-type="string" calcext:value-type="string">
            <text:p>231</text:p>
          </table:table-cell>
          <table:table-cell office:value-type="string" calcext:value-type="string">
            <text:p>WW(inf,hulp-of-koppel,nominaal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rden <text:s/>blijven <text:s/>zijn <text:s/>houden</text:p>
          </table:table-cell>
          <table:table-cell/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WW(od,hulp-of-koppel,zond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dend <text:s/>lijkend</text:p>
          </table:table-cell>
          <table:table-cell/>
        </table:table-row>
        <table:table-row table:style-name="ro1">
          <table:table-cell office:value-type="string" calcext:value-type="string">
            <text:p>233</text:p>
          </table:table-cell>
          <table:table-cell office:value-type="string" calcext:value-type="string">
            <text:p>WW(od,hulp-of-koppel,met-e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ordende <text:s/>zijnde <text:s/>luidende</text:p>
          </table:table-cell>
          <table:table-cell/>
        </table:table-row>
        <table:table-row table:style-name="ro1">
          <table:table-cell office:value-type="string" calcext:value-type="string">
            <text:p>234</text:p>
          </table:table-cell>
          <table:table-cell office:value-type="string" calcext:value-type="string">
            <text:p>WW(od,hulp-of-koppel,mv-n) ?? [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eten</text:p>
          </table:table-cell>
          <table:table-cell/>
        </table:table-row>
        <table:table-row table:style-name="ro1">
          <table:table-cell office:value-type="string" calcext:value-type="string">
            <text:p>235</text:p>
          </table:table-cell>
          <table:table-cell office:value-type="string" calcext:value-type="string">
            <text:p>WW(od,hulp-of-koppel,adverbiaal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ijnde <text:s/>wordend <text:s/>trachtend</text:p>
          </table:table-cell>
          <table:table-cell/>
        </table:table-row>
        <table:table-row table:style-name="ro1">
          <table:table-cell office:value-type="string" calcext:value-type="string">
            <text:p>236</text:p>
          </table:table-cell>
          <table:table-cell office:value-type="string" calcext:value-type="string">
            <text:p>WW(vd,hulp-of-koppel,zonder)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eheten <text:s/>geprobeerd <text:s/>geworden <text:s/>gekomen <text:s/>getracht</text:p>
          </table:table-cell>
          <table:table-cell/>
        </table:table-row>
        <table:table-row table:style-name="ro1">
          <table:table-cell office:value-type="string" calcext:value-type="string">
            <text:p>237</text:p>
          </table:table-cell>
          <table:table-cell office:value-type="string" calcext:value-type="string">
            <text:p>WW(vd,hulp-of-koppel,met-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aakte</text:p>
          </table:table-cell>
          <table:table-cell/>
        </table:table-row>
        <table:table-row table:style-name="ro1">
          <table:table-cell office:value-type="string" calcext:value-type="string">
            <text:p>240</text:p>
          </table:table-cell>
          <table:table-cell office:value-type="string" calcext:value-type="string">
            <text:p>WW(pv,intrans,??) zou niet moeten besta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oppen <text:s/>uitkomen <text:s/>opgeven <text:s/>steken</text:p>
          </table:table-cell>
          <table:table-cell/>
        </table:table-row>
        <table:table-row table:style-name="ro1">
          <table:table-cell office:value-type="string" calcext:value-type="string">
            <text:p>241</text:p>
          </table:table-cell>
          <table:table-cell office:value-type="string" calcext:value-type="string">
            <text:p>WW(pv,intrans,tgw,1,ev)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kijk <text:s/>staan <text:s/>zing <text:s/>snap <text:s/>sla</text:p>
          </table:table-cell>
          <table:table-cell/>
        </table:table-row>
        <table:table-row table:style-name="ro1">
          <table:table-cell office:value-type="string" calcext:value-type="string">
            <text:p>242</text:p>
          </table:table-cell>
          <table:table-cell office:value-type="string" calcext:value-type="string">
            <text:p>WW(pv,intrans,tgw,2,ev)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moet <text:s/>leef <text:s/>Rook <text:s/>gelooft <text:s/>vervalt</text:p>
          </table:table-cell>
          <table:table-cell/>
        </table:table-row>
        <table:table-row table:style-name="ro1">
          <table:table-cell office:value-type="string" calcext:value-type="string">
            <text:p>243</text:p>
          </table:table-cell>
          <table:table-cell office:value-type="string" calcext:value-type="string">
            <text:p>WW(pv,intrans,tgw,3,ev)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groeit <text:s/>zet <text:s/>Rijst <text:s/>kuurt <text:s/>dient</text:p>
          </table:table-cell>
          <table:table-cell/>
        </table:table-row>
        <table:table-row table:style-name="ro1">
          <table:table-cell office:value-type="string" calcext:value-type="string">
            <text:p>244</text:p>
          </table:table-cell>
          <table:table-cell office:value-type="string" calcext:value-type="string">
            <text:p>WW(pv,intrans,tgw,mv)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luisteren <text:s/>willen <text:s/>zitten <text:s/>bloeden <text:s/>bestaan</text:p>
          </table:table-cell>
          <table:table-cell/>
        </table:table-row>
        <table:table-row table:style-name="ro1">
          <table:table-cell office:value-type="string" calcext:value-type="string">
            <text:p>245</text:p>
          </table:table-cell>
          <table:table-cell office:value-type="string" calcext:value-type="string">
            <text:p>WW(pv,intrans,verl,ev)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glansde <text:s/>publiceerde <text:s/>school <text:s/>fungeerde <text:s/>dook</text:p>
          </table:table-cell>
          <table:table-cell/>
        </table:table-row>
        <table:table-row table:style-name="ro1">
          <table:table-cell office:value-type="string" calcext:value-type="string">
            <text:p>246</text:p>
          </table:table-cell>
          <table:table-cell office:value-type="string" calcext:value-type="string">
            <text:p>WW(pv,intrans,verl,mv)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omgingen <text:s/>trouwden <text:s/>dansten <text:s/>stieten <text:s/>weigerden</text:p>
          </table:table-cell>
          <table:table-cell/>
        </table:table-row>
        <table:table-row table:style-name="ro1">
          <table:table-cell office:value-type="string" calcext:value-type="string">
            <text:p>247</text:p>
          </table:table-cell>
          <table:table-cell office:value-type="string" calcext:value-type="string">
            <text:p>WW(pv,intrans,imper,zonderpron)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dans <text:s/>Doe <text:s/>komt <text:s/>kijk <text:s/>let</text:p>
          </table:table-cell>
          <table:table-cell/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WW(pv,intrans,imper,metpron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nuiten <text:s/>Lacht <text:s/>Zorgt <text:s/>komt <text:s/>Zorg</text:p>
          </table:table-cell>
          <table:table-cell/>
        </table:table-row>
        <table:table-row table:style-name="ro1">
          <table:table-cell office:value-type="string" calcext:value-type="string">
            <text:p>249</text:p>
          </table:table-cell>
          <table:table-cell office:value-type="string" calcext:value-type="string">
            <text:p>WW(pv,intrans,subj_overig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zij <text:s/>inslape <text:s/>Leve <text:s/>diene <text:s/>overdrijve</text:p>
          </table:table-cell>
          <table:table-cell/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WW(pv,trans .. 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beeld <text:s/>vertellen <text:s/>melken</text:p>
          </table:table-cell>
          <table:table-cell/>
        </table:table-row>
        <table:table-row table:style-name="ro1">
          <table:table-cell office:value-type="string" calcext:value-type="string">
            <text:p>251</text:p>
          </table:table-cell>
          <table:table-cell office:value-type="string" calcext:value-type="string">
            <text:p>WW(pv,trans,tgw,1,ev)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merk <text:s/>benijd <text:s/>haat <text:s/>Zie <text:s/>besef</text:p>
          </table:table-cell>
          <table:table-cell/>
        </table:table-row>
        <table:table-row table:style-name="ro1">
          <table:table-cell office:value-type="string" calcext:value-type="string">
            <text:p>252</text:p>
          </table:table-cell>
          <table:table-cell office:value-type="string" calcext:value-type="string">
            <text:p>WW(pv,trans,tgw,2,ev)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ziet <text:s/>aanhebt <text:s/>leert <text:s/>kun <text:s/>meent</text:p>
          </table:table-cell>
          <table:table-cell/>
        </table:table-row>
        <table:table-row table:style-name="ro1">
          <table:table-cell office:value-type="string" calcext:value-type="string">
            <text:p>253</text:p>
          </table:table-cell>
          <table:table-cell office:value-type="string" calcext:value-type="string">
            <text:p>WW(pv,trans,tgw,3,ev)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betast <text:s/>spuwt <text:s/>afzondert <text:s/>bejegent <text:s/>afblaft</text:p>
          </table:table-cell>
          <table:table-cell/>
        </table:table-row>
        <table:table-row table:style-name="ro1">
          <table:table-cell office:value-type="string" calcext:value-type="string">
            <text:p>254</text:p>
          </table:table-cell>
          <table:table-cell office:value-type="string" calcext:value-type="string">
            <text:p>WW(pv,trans,tgw,mv)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verzaken <text:s/>uithalen <text:s/>aanbieden <text:s/>maken <text:s/>opslokken</text:p>
          </table:table-cell>
          <table:table-cell/>
        </table:table-row>
        <table:table-row table:style-name="ro1">
          <table:table-cell office:value-type="string" calcext:value-type="string">
            <text:p>255</text:p>
          </table:table-cell>
          <table:table-cell office:value-type="string" calcext:value-type="string">
            <text:p>)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aanhief <text:s/>beschuldigde <text:s/>verwachtte <text:s/>duwde <text:s/>stemde</text:p>
          </table:table-cell>
          <table:table-cell/>
        </table:table-row>
        <table:table-row table:style-name="ro1">
          <table:table-cell office:value-type="string" calcext:value-type="string">
            <text:p>256</text:p>
          </table:table-cell>
          <table:table-cell office:value-type="string" calcext:value-type="string">
            <text:p>WW(pv,trans,verl,mv)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hielden <text:s/>voelden <text:s/>grepen <text:s/>zochten <text:s/>vroegen</text:p>
          </table:table-cell>
          <table:table-cell/>
        </table:table-row>
        <table:table-row table:style-name="ro1">
          <table:table-cell office:value-type="string" calcext:value-type="string">
            <text:p>257</text:p>
          </table:table-cell>
          <table:table-cell office:value-type="string" calcext:value-type="string">
            <text:p>WW(pv,trans,imper,zonderpron)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chep <text:s/>steun <text:s/>Open <text:s/>Help <text:s/>Krijg</text:p>
          </table:table-cell>
          <table:table-cell/>
        </table:table-row>
        <table:table-row table:style-name="ro1">
          <table:table-cell office:value-type="string" calcext:value-type="string">
            <text:p>258</text:p>
          </table:table-cell>
          <table:table-cell office:value-type="string" calcext:value-type="string">
            <text:p>WW(pv,trans,imper,metpron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ehandelt <text:s/>Excuseert <text:s/>Begint <text:s/>zie <text:s/>geeft</text:p>
          </table:table-cell>
          <table:table-cell/>
        </table:table-row>
        <table:table-row table:style-name="ro1">
          <table:table-cell office:value-type="string" calcext:value-type="string">
            <text:p>259</text:p>
          </table:table-cell>
          <table:table-cell office:value-type="string" calcext:value-type="string">
            <text:p>WW(pv,trans,subj_overig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ntrolere <text:s/>raadplege <text:s/>koste <text:s/>scheide <text:s/>behoede</text:p>
          </table:table-cell>
          <table:table-cell/>
        </table:table-row>
        <table:table-row table:style-name="ro1">
          <table:table-cell office:value-type="string" calcext:value-type="string">
            <text:p>261</text:p>
          </table:table-cell>
          <table:table-cell office:value-type="string" calcext:value-type="string">
            <text:p>WW(pv,refl,tgw,1,ev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erinner <text:s/>zet <text:s/>beroep <text:s/>maak <text:s/>vergis</text:p>
          </table:table-cell>
          <table:table-cell/>
        </table:table-row>
        <table:table-row table:style-name="ro1">
          <table:table-cell office:value-type="string" calcext:value-type="string">
            <text:p>262</text:p>
          </table:table-cell>
          <table:table-cell office:value-type="string" calcext:value-type="string">
            <text:p>WW(pv,refl,tgw,2,ev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moei <text:s/>inlaat <text:s/>voel <text:s/>houdt <text:s/>verkleedt</text:p>
          </table:table-cell>
          <table:table-cell/>
        </table:table-row>
        <table:table-row table:style-name="ro1">
          <table:table-cell office:value-type="string" calcext:value-type="string">
            <text:p>263</text:p>
          </table:table-cell>
          <table:table-cell office:value-type="string" calcext:value-type="string">
            <text:p>WW(pv,refl,tgw,3,ev)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over-vrijt <text:s/>strekt <text:s/>bevindt <text:s/>handhaaft <text:s/>loswoelt</text:p>
          </table:table-cell>
          <table:table-cell/>
        </table:table-row>
        <table:table-row table:style-name="ro1">
          <table:table-cell office:value-type="string" calcext:value-type="string">
            <text:p>264</text:p>
          </table:table-cell>
          <table:table-cell office:value-type="string" calcext:value-type="string">
            <text:p>WW(pv,refl,tgw,mv)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uiten <text:s/>hoeden <text:s/>stoten <text:s/>bezighouden <text:s/>beperken</text:p>
          </table:table-cell>
          <table:table-cell/>
        </table:table-row>
        <table:table-row table:style-name="ro1">
          <table:table-cell office:value-type="string" calcext:value-type="string">
            <text:p>265</text:p>
          </table:table-cell>
          <table:table-cell office:value-type="string" calcext:value-type="string">
            <text:p>WW(pv,refl,verl,ev)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plitste <text:s/>schrok <text:s/>afgaf <text:s/>redde <text:s/>afspeelde</text:p>
          </table:table-cell>
          <table:table-cell/>
        </table:table-row>
        <table:table-row table:style-name="ro1">
          <table:table-cell office:value-type="string" calcext:value-type="string">
            <text:p>266</text:p>
          </table:table-cell>
          <table:table-cell office:value-type="string" calcext:value-type="string">
            <text:p>WW(pv,refl,verl,mv) 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emoeiden <text:s/>voelden <text:s/>stelden <text:s/>verlieten</text:p>
          </table:table-cell>
          <table:table-cell/>
        </table:table-row>
        <table:table-row table:style-name="ro1">
          <table:table-cell office:value-type="string" calcext:value-type="string">
            <text:p>267</text:p>
          </table:table-cell>
          <table:table-cell office:value-type="string" calcext:value-type="string">
            <text:p>WW(pv,refl,imper,zonderpron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weeg <text:s/>wacht <text:s/>Verzet <text:s/>vergis <text:s/>vergist</text:p>
          </table:table-cell>
          <table:table-cell/>
        </table:table-row>
        <table:table-row table:style-name="ro1">
          <table:table-cell office:value-type="string" calcext:value-type="string">
            <text:p>268</text:p>
          </table:table-cell>
          <table:table-cell office:value-type="string" calcext:value-type="string">
            <text:p>WW(pv,refl,imper,metpro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</text:p>
          </table:table-cell>
          <table:table-cell/>
        </table:table-row>
        <table:table-row table:style-name="ro1">
          <table:table-cell office:value-type="string" calcext:value-type="string">
            <text:p>27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unnen</text:p>
          </table:table-cell>
          <table:table-cell/>
        </table:table-row>
        <table:table-row table:style-name="ro1">
          <table:table-cell office:value-type="string" calcext:value-type="string">
            <text:p>271</text:p>
          </table:table-cell>
          <table:table-cell office:value-type="string" calcext:value-type="string">
            <text:p>WW(pv,hulp-of-koppel,tgw,1,ev)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HEB <text:s/>zal <text:s/>zit <text:s/>laat</text:p>
          </table:table-cell>
          <table:table-cell/>
        </table:table-row>
        <table:table-row table:style-name="ro1">
          <table:table-cell office:value-type="string" calcext:value-type="string">
            <text:p>272</text:p>
          </table:table-cell>
          <table:table-cell office:value-type="string" calcext:value-type="string">
            <text:p>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g <text:s/>houdt <text:s/>Weet <text:s/>Zul <text:s/>Kunt</text:p>
          </table:table-cell>
          <table:table-cell/>
        </table:table-row>
        <table:table-row table:style-name="ro1">
          <table:table-cell office:value-type="string" calcext:value-type="string">
            <text:p>273</text:p>
          </table:table-cell>
          <table:table-cell office:value-type="string" calcext:value-type="string">
            <text:p>WW(pv,hulp-of-koppel,tgw,3,ev)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ag <text:s/>zijn <text:s/>kon <text:s/>tracht <text:s/>dient</text:p>
          </table:table-cell>
          <table:table-cell/>
        </table:table-row>
        <table:table-row table:style-name="ro1">
          <table:table-cell office:value-type="string" calcext:value-type="string">
            <text:p>274</text:p>
          </table:table-cell>
          <table:table-cell office:value-type="string" calcext:value-type="string">
            <text:p>WW(pv,hulp-of-koppel,tgw,mv)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agge <text:s/>doen <text:s/>Zijn <text:s/>behoren <text:s/>Blijken</text:p>
          </table:table-cell>
          <table:table-cell/>
        </table:table-row>
        <table:table-row table:style-name="ro1">
          <table:table-cell office:value-type="string" calcext:value-type="string">
            <text:p>275</text:p>
          </table:table-cell>
          <table:table-cell office:value-type="string" calcext:value-type="string">
            <text:p>WW(pv,hulp-of-koppel,verl,ev)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achtte <text:s/>Liet <text:s/>hielp <text:s/>Was <text:s/>Moest</text:p>
          </table:table-cell>
          <table:table-cell/>
        </table:table-row>
        <table:table-row table:style-name="ro1">
          <table:table-cell office:value-type="string" calcext:value-type="string">
            <text:p>276</text:p>
          </table:table-cell>
          <table:table-cell office:value-type="string" calcext:value-type="string">
            <text:p>WW(pv,hulp-of-koppel,verl,mv)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Zouden <text:s/>HADDEN <text:s/>sloegen <text:s/>moesten <text:s/>probeerden</text:p>
          </table:table-cell>
          <table:table-cell/>
        </table:table-row>
        <table:table-row table:style-name="ro1">
          <table:table-cell office:value-type="string" calcext:value-type="string">
            <text:p>277</text:p>
          </table:table-cell>
          <table:table-cell office:value-type="string" calcext:value-type="string">
            <text:p>WW(pv,hulp-of-koppel,imper,zonderpron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lijf <text:s/>Blijf <text:s/>Laat <text:s/>Ga <text:s/>zit</text:p>
          </table:table-cell>
          <table:table-cell/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WW(pv,hulp-of-koppel,imper,metpron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gint <text:s/>gaat <text:s/>Gaat <text:s/>Laat <text:s/>Ga</text:p>
          </table:table-cell>
          <table:table-cell/>
        </table:table-row>
        <table:table-row table:style-name="ro1">
          <table:table-cell office:value-type="string" calcext:value-type="string">
            <text:p>279</text:p>
          </table:table-cell>
          <table:table-cell office:value-type="string" calcext:value-type="string">
            <text:p>WW(pv,hulp-of-koppel,subj_overig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zij <text:s/>ware <text:s/>zijt</text:p>
          </table:table-cell>
          <table:table-cell/>
        </table:table-row>
        <table:table-row table:style-name="ro1">
          <table:table-cell office:value-type="string" calcext:value-type="string">
            <text:p>287</text:p>
          </table:table-cell>
          <table:table-cell office:value-type="string" calcext:value-type="string">
            <text:p>WW(pv,inter,imper,zonderpron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errek <text:s/>kijk <text:s/>hoor <text:s/>kom</text:p>
          </table:table-cell>
          <table:table-cell/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VNW(pers,zonder)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ij <text:s/>wij <text:s/>We <text:s/>Ze <text:s/>Iek</text:p>
          </table:table-cell>
          <table:table-cell/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VNW(pers,gen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zer <text:s/>haars <text:s/>het <text:s/>hunner</text:p>
          </table:table-cell>
          <table:table-cell/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VNW(pers,accdat)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em <text:s/>haar <text:s/>hen <text:s/>jou <text:s/>'t</text:p>
          </table:table-cell>
          <table:table-cell/>
        </table:table-row>
        <table:table-row table:style-name="ro1">
          <table:table-cell office:value-type="string" calcext:value-type="string">
            <text:p>321</text:p>
          </table:table-cell>
          <table:table-cell office:value-type="string" calcext:value-type="string">
            <text:p>VNW(bez,pron,mv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ijnen</text:p>
          </table:table-cell>
          <table:table-cell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VNW(bez,pron,overig-of-e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ze <text:s/>mijne <text:s/>zijne <text:s/>hunne</text:p>
          </table:table-cell>
          <table:table-cell/>
        </table:table-row>
        <table:table-row table:style-name="ro1">
          <table:table-cell office:value-type="string" calcext:value-type="string">
            <text:p>330</text:p>
          </table:table-cell>
          <table:table-cell office:value-type="string" calcext:value-type="string">
            <text:p>VNW(bez,det,zonder)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er <text:s/>Jullie <text:s/>ZIJN <text:s/>Z'n <text:s/>z'n</text:p>
          </table:table-cell>
          <table:table-cell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VNW(bez,det,gen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wer <text:s/>huns <text:s/>zijns <text:s/>mijns</text:p>
          </table:table-cell>
          <table:table-cell/>
        </table:table-row>
        <table:table-row table:style-name="ro1">
          <table:table-cell office:value-type="string" calcext:value-type="string">
            <text:p>333</text:p>
          </table:table-cell>
          <table:table-cell office:value-type="string" calcext:value-type="string">
            <text:p>VNW(bez,det,overig-of-e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nze <text:s/>mijne <text:s/>uwe <text:s/>zijnen</text:p>
          </table:table-cell>
          <table:table-cell/>
        </table:table-row>
        <table:table-row table:style-name="ro1">
          <table:table-cell office:value-type="string" calcext:value-type="string">
            <text:p>337</text:p>
          </table:table-cell>
          <table:table-cell office:value-type="string" calcext:value-type="string">
            <text:p>??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</text:p>
          </table:table-cell>
          <table:table-cell/>
        </table:table-row>
        <table:table-row table:style-name="ro1">
          <table:table-cell office:value-type="string" calcext:value-type="string">
            <text:p>340</text:p>
          </table:table-cell>
          <table:table-cell office:value-type="string" calcext:value-type="string">
            <text:p>VNW(refl_pr_recip,pron,zonder)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 <text:s/>mekander <text:s/>elkaaar <text:s/>van <text:s/>me</text:p>
          </table:table-cell>
          <table:table-cell/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VNW(refl_pr_recip,pron,gen) [kan niet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ichzelfs <text:s/>elkaar <text:s/>elkanders <text:s/>elkaars</text:p>
          </table:table-cell>
          <table:table-cell/>
        </table:table-row>
        <table:table-row table:style-name="ro1">
          <table:table-cell office:value-type="string" calcext:value-type="string">
            <text:p>343</text:p>
          </table:table-cell>
          <table:table-cell office:value-type="string" calcext:value-type="string">
            <text:p>VNW(refl_pr_recip,pron,overig-of-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gene <text:s/>zichzelve</text:p>
          </table:table-cell>
          <table:table-cell/>
        </table:table-row>
        <table:table-row table:style-name="ro1">
          <table:table-cell office:value-type="string" calcext:value-type="string">
            <text:p>350</text:p>
          </table:table-cell>
          <table:table-cell office:value-type="string" calcext:value-type="string">
            <text:p>VNW(refl_pr_recip,det,zonder)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iezelfde <text:s/>elk <text:s/>Eigen <text:s/>eenzelfde <text:s/>dezelfde</text:p>
          </table:table-cell>
          <table:table-cell/>
        </table:table-row>
        <table:table-row table:style-name="ro1">
          <table:table-cell office:value-type="string" calcext:value-type="string">
            <text:p>352</text:p>
          </table:table-cell>
          <table:table-cell office:value-type="string" calcext:value-type="string">
            <text:p>VNW(refl_pr_recip,det,ge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gener</text:p>
          </table:table-cell>
          <table:table-cell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VNW(refl_pr_recip,det,overig-of-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elve <text:s/>terzelfder</text:p>
          </table:table-cell>
          <table:table-cell/>
        </table:table-row>
        <table:table-row table:style-name="ro1">
          <table:table-cell office:value-type="string" calcext:value-type="string">
            <text:p>360</text:p>
          </table:table-cell>
          <table:table-cell office:value-type="string" calcext:value-type="string">
            <text:p>VNW(aanw,pron,zonder)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rgelijk <text:s/>zodanig <text:s/>ie <text:s/>De <text:s/>datgene</text:p>
          </table:table-cell>
          <table:table-cell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VNW(aanw,pron,mv-n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zulken <text:s/>diegenen <text:s/>degenen <text:s/>dezen</text:p>
          </table:table-cell>
          <table:table-cell/>
        </table:table-row>
        <table:table-row table:style-name="ro1">
          <table:table-cell office:value-type="string" calcext:value-type="string">
            <text:p>362</text:p>
          </table:table-cell>
          <table:table-cell office:value-type="string" calcext:value-type="string">
            <text:p>VNW(aanw,pron,gen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s <text:s/>dezes <text:s/>diens <text:s/>Diens</text:p>
          </table:table-cell>
          <table:table-cell/>
        </table:table-row>
        <table:table-row table:style-name="ro1">
          <table:table-cell office:value-type="string" calcext:value-type="string">
            <text:p>363</text:p>
          </table:table-cell>
          <table:table-cell office:value-type="string" calcext:value-type="string">
            <text:p>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gene <text:s/>diegene <text:s/>dergelijke <text:s/>dezen <text:s/>datgene</text:p>
          </table:table-cell>
          <table:table-cell/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VNW(aanw,det,zonder)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zulk <text:s/>min <text:s/>dergelijk <text:s/>Ik <text:s/>het</text:p>
          </table:table-cell>
          <table:table-cell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VNW(aanw,det,gen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r <text:s/>'s <text:s/>Dezer <text:s/>dezer</text:p>
          </table:table-cell>
          <table:table-cell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VNW(aanw,det,overig-of-e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r <text:s/>dien <text:s/>zodanige <text:s/>dezer</text:p>
          </table:table-cell>
          <table:table-cell/>
        </table:table-row>
        <table:table-row table:style-name="ro1">
          <table:table-cell office:value-type="string" calcext:value-type="string">
            <text:p>380</text:p>
          </table:table-cell>
          <table:table-cell office:value-type="string" calcext:value-type="string">
            <text:p>?? F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j</text:p>
          </table:table-cell>
          <table:table-cell/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VNW(vrag,pron,zonder)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at <text:s/>wat <text:s/>wie</text:p>
          </table:table-cell>
          <table:table-cell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VNW(vrag,pron,gen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er <text:s/>wiens</text:p>
          </table:table-cell>
          <table:table-cell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VNW(vrag,pron,overig-of-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lke <text:s/>Welke</text:p>
          </table:table-cell>
          <table:table-cell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VNW(vrag,det,zonder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elk <text:s/>welk <text:s/>Wat <text:s/>wat</text:p>
          </table:table-cell>
          <table:table-cell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VNW(vrag,det,overig-of-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lke <text:s/>Welke</text:p>
          </table:table-cell>
          <table:table-cell/>
        </table:table-row>
        <table:table-row table:style-name="ro1">
          <table:table-cell office:value-type="string" calcext:value-type="string">
            <text:p>420</text:p>
          </table:table-cell>
          <table:table-cell office:value-type="string" calcext:value-type="string">
            <text:p>VNW(betr,pron,zonder)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ie <text:s/>dat <text:s/>WIE <text:s/>Hetgeen <text:s/>wie</text:p>
          </table:table-cell>
          <table:table-cell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VNW(betr,pron,gen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lks <text:s/>wiens <text:s/>wier <text:s/>welker</text:p>
          </table:table-cell>
          <table:table-cell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VNW(betr,pron,overig-of-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lke <text:s/>dien</text:p>
          </table:table-cell>
          <table:table-cell/>
        </table:table-row>
        <table:table-row table:style-name="ro1">
          <table:table-cell office:value-type="string" calcext:value-type="string">
            <text:p>430</text:p>
          </table:table-cell>
          <table:table-cell office:value-type="string" calcext:value-type="string">
            <text:p>VNW(betr,det,zond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lk <text:s/>tweede</text:p>
          </table:table-cell>
          <table:table-cell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VNW(betr,det,overig-of-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lke <text:s/>Welke</text:p>
          </table:table-cell>
          <table:table-cell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VNW(onbep,pron,zonder)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Iedereen <text:s/>gemaakt <text:s/>teveel <text:s/>genoeg <text:s/>alles</text:p>
          </table:table-cell>
          <table:table-cell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VNW(onbep,pron,mv-n)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llen <text:s/>tevelen <text:s/>sommigen <text:s/>Anderen <text:s/>beiden</text:p>
          </table:table-cell>
          <table:table-cell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VNW(onbep,pron,gen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derer <text:s/>beider <text:s/>andermans</text:p>
          </table:table-cell>
          <table:table-cell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VNW(onbep,pron,overig-of-e)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mmige <text:s/>vele <text:s/>enen <text:s/>enige</text:p>
          </table:table-cell>
          <table:table-cell/>
        </table:table-row>
        <table:table-row table:style-name="ro1">
          <table:table-cell office:value-type="string" calcext:value-type="string">
            <text:p>444</text:p>
          </table:table-cell>
          <table:table-cell office:value-type="string" calcext:value-type="string">
            <text:p>VNW(onbep,pron,comp,zonder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er <text:s/>min <text:s/>MIN <text:s/>meer <text:s/>minder</text:p>
          </table:table-cell>
          <table:table-cell office:value-type="string" calcext:value-type="string">
            <text:p>Of grad??</text:p>
          </table:table-cell>
        </table:table-row>
        <table:table-row table:style-name="ro1">
          <table:table-cell office:value-type="string" calcext:value-type="string">
            <text:p>446</text:p>
          </table:table-cell>
          <table:table-cell office:value-type="string" calcext:value-type="string">
            <text:p>VNW(onbep,pron,comp,met-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erdere <text:s/>meerderen <text:s/>minderen <text:s/>mindere</text:p>
          </table:table-cell>
          <table:table-cell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VNW(onbep,pron,sup,zonder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lerminst <text:s/>meest <text:s/>minst <text:s/>allerminst</text:p>
          </table:table-cell>
          <table:table-cell office:value-type="string" calcext:value-type="string">
            <text:p>Bijwoorden?</text:p>
          </table:table-cell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VNW(onbep,pron,sup,met-e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este <text:s/>meest <text:s/>meesten <text:s/>minste</text:p>
          </table:table-cell>
          <table:table-cell/>
        </table:table-row>
        <table:table-row table:style-name="ro1">
          <table:table-cell office:value-type="string" calcext:value-type="string">
            <text:p>450</text:p>
          </table:table-cell>
          <table:table-cell office:value-type="string" calcext:value-type="string">
            <text:p>VNW(onbep,det,zonder)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en <text:s/>al <text:s/>EEN <text:s/>ietwat <text:s/>zoveelste</text:p>
          </table:table-cell>
          <table:table-cell/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VNW(onbep,det,mv-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len</text:p>
          </table:table-cell>
          <table:table-cell/>
        </table:table-row>
        <table:table-row table:style-name="ro1">
          <table:table-cell office:value-type="string" calcext:value-type="string">
            <text:p>452</text:p>
          </table:table-cell>
          <table:table-cell office:value-type="string" calcext:value-type="string">
            <text:p>VNW(onbep,det,gen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lloze <text:s/>anders <text:s/>ener <text:s/>aller</text:p>
          </table:table-cell>
          <table:table-cell/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VNW(onbep,det,overig-of-e)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ndere <text:s/>diverse <text:s/>enkele <text:s/>hoevele</text:p>
          </table:table-cell>
          <table:table-cell/>
        </table:table-row>
        <table:table-row table:style-name="ro1">
          <table:table-cell office:value-type="string" calcext:value-type="string">
            <text:p>454</text:p>
          </table:table-cell>
          <table:table-cell office:value-type="string" calcext:value-type="string">
            <text:p>VNW(onbep,det,comp,zonder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er <text:s/>min <text:s/>meer <text:s/>Minder <text:s/>minder</text:p>
          </table:table-cell>
          <table:table-cell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VNW(onbep,det,comp,met-e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erdere <text:s/>meerder <text:s/>mindere</text:p>
          </table:table-cell>
          <table:table-cell/>
        </table:table-row>
        <table:table-row table:style-name="ro1">
          <table:table-cell office:value-type="string" calcext:value-type="string">
            <text:p>457</text:p>
          </table:table-cell>
          <table:table-cell office:value-type="string" calcext:value-type="string">
            <text:p>VNW(onbep,det,sup,zonder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st <text:s/>meest <text:s/>minst <text:s/>allerminst</text:p>
          </table:table-cell>
          <table:table-cell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VNW(onbep,det,sup,met-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este <text:s/>minste <text:s/>zoveelste</text:p>
          </table:table-cell>
          <table:table-cell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TW(hoofd,nom,zonder)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1646 <text:s/>N@ <text:s/>1855 <text:s/>2000 <text:s/>16.57,3</text:p>
          </table:table-cell>
          <table:table-cell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TW(hoofd,nom,mv-n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derdduizenden <text:s/>tienduizenden <text:s/>honderden <text:s/>miljoenen</text:p>
          </table:table-cell>
          <table:table-cell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TW(hoofd,nom,overig-of-e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ijven <text:s/>zessen <text:s/>zeuvenen <text:s/>achten <text:s/>drieen</text:p>
          </table:table-cell>
          <table:table-cell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TW(hoofd,prenom,zonder)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45 <text:s/>30,- <text:s/>2310 <text:s/>14.850,- <text:s/>vier</text:p>
          </table:table-cell>
          <table:table-cell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TW(hoofd,prenom,mv-n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joenen <text:s/>Duizenden <text:s/>duizenden <text:s/>Tienduizenden <text:s/>honderden</text:p>
          </table:table-cell>
          <table:table-cell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TW(hoofd,prenom,gen) [KLOPT NIET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izenden</text:p>
          </table:table-cell>
          <table:table-cell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TW(hoofd,prenom,overig-of-e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htenhalve <text:s/>drieen'nhalve <text:s/>Anderhalve <text:s/>vele <text:s/>tweeen</text:p>
          </table:table-cell>
          <table:table-cell/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TW(rang,nom,zonder) [? voor die zonder]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e <text:s/>vierenzeventigste <text:s/>tiende <text:s/>d. <text:s/>17e</text:p>
          </table:table-cell>
          <table:table-cell/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TW(rang,nom,mv-n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esden <text:s/>eersten <text:s/>derden <text:s/>miljoenen</text:p>
          </table:table-cell>
          <table:table-cell/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TW(rang,nom,overig-of-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ersten <text:s/>eerste <text:s/>Eerste <text:s/>tweede</text:p>
          </table:table-cell>
          <table:table-cell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TW(rang,prenom,zonder) [?]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2 <text:s/>negentiende <text:s/>19e <text:s/>6e <text:s/>12e</text:p>
          </table:table-cell>
          <table:table-cell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TW(rang,,prenom,mv-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rsten</text:p>
          </table:table-cell>
          <table:table-cell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TW(rang,prenom,overig-of-e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weeden <text:s/>eerste <text:s/>1e <text:s/>Eerste</text:p>
          </table:table-cell>
          <table:table-cell/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BW(alg,zonder)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tenminste <text:s/>overend <text:s/>nog <text:s/>eerst <text:s/>plm.</text:p>
          </table:table-cell>
          <table:table-cell/>
        </table:table-row>
        <table:table-row table:style-name="ro1">
          <table:table-cell office:value-type="string" calcext:value-type="string">
            <text:p>503</text:p>
          </table:table-cell>
          <table:table-cell office:value-type="string" calcext:value-type="string">
            <text:p>BW(alg,met-e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enmale <text:s/>dikke <text:s/>hele</text:p>
          </table:table-cell>
          <table:table-cell/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BW(alg,comp,zonder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ichter <text:s/>dichterbij <text:s/>vaker</text:p>
          </table:table-cell>
          <table:table-cell/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BW(alg,sup,zonder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chtst <text:s/>vaakst</text:p>
          </table:table-cell>
          <table:table-cell/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BW(alg,sup,met-e-ofzo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erste</text:p>
          </table:table-cell>
          <table:table-cell/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BW(aanw,zonder)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soms <text:s/>bovendien <text:s/>zowiezo <text:s/>ditmaal <text:s/>zo</text:p>
          </table:table-cell>
          <table:table-cell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BW(aanw,met-overige-flecti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'n</text:p>
          </table:table-cell>
          <table:table-cell/>
        </table:table-row>
        <table:table-row table:style-name="ro1">
          <table:table-cell office:value-type="string" calcext:value-type="string">
            <text:p>516</text:p>
          </table:table-cell>
          <table:table-cell office:value-type="string" calcext:value-type="string">
            <text:p>BW(aanw,comp,zonder) [VB klopt niet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  <table:table-cell/>
        </table:table-row>
        <table:table-row table:style-name="ro1">
          <table:table-cell office:value-type="string" calcext:value-type="string">
            <text:p>519</text:p>
          </table:table-cell>
          <table:table-cell office:value-type="string" calcext:value-type="string">
            <text:p>BW(aanw,sup,met-e-ofzo) [VW klopt niet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er</text:p>
          </table:table-cell>
          <table:table-cell/>
        </table:table-row>
        <table:table-row table:style-name="ro1">
          <table:table-cell office:value-type="string" calcext:value-type="string">
            <text:p>520</text:p>
          </table:table-cell>
          <table:table-cell office:value-type="string" calcext:value-type="string">
            <text:p>BW(vrag?,zonder)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oe <text:s/>waarom <text:s/>wanneer <text:s/>waarzo</text:p>
          </table:table-cell>
          <table:table-cell/>
        </table:table-row>
        <table:table-row table:style-name="ro1">
          <table:table-cell office:value-type="string" calcext:value-type="string">
            <text:p>523</text:p>
          </table:table-cell>
          <table:table-cell office:value-type="string" calcext:value-type="string">
            <text:p>BW(vrag?,met-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everre</text:p>
          </table:table-cell>
          <table:table-cell/>
        </table:table-row>
        <table:table-row table:style-name="ro1">
          <table:table-cell office:value-type="string" calcext:value-type="string">
            <text:p>530</text:p>
          </table:table-cell>
          <table:table-cell office:value-type="string" calcext:value-type="string">
            <text:p>BW(betr,zonder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t <text:s/>waar <text:s/>Waarom</text:p>
          </table:table-cell>
          <table:table-cell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BW(adv-pron,aanw,zonder)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ertoe <text:s/>hierboven <text:s/>hieromtrent <text:s/>Hierop <text:s/>Daaroverheen</text:p>
          </table:table-cell>
          <table:table-cell/>
        </table:table-row>
        <table:table-row table:style-name="ro1">
          <table:table-cell office:value-type="string" calcext:value-type="string">
            <text:p>550</text:p>
          </table:table-cell>
          <table:table-cell office:value-type="string" calcext:value-type="string">
            <text:p>BW(adv-pron,vrag,zonder)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aarover <text:s/>waarna <text:s/>Waaraan <text:s/>waar <text:s/>Waarmee</text:p>
          </table:table-cell>
          <table:table-cell/>
        </table:table-row>
        <table:table-row table:style-name="ro1">
          <table:table-cell office:value-type="string" calcext:value-type="string">
            <text:p>560</text:p>
          </table:table-cell>
          <table:table-cell office:value-type="string" calcext:value-type="string">
            <text:p>BW(adv-pron,betr,zonder)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waarmee <text:s/>Hiertoe <text:s/>waarbij <text:s/>Waarmede <text:s/>waarlangs</text:p>
          </table:table-cell>
          <table:table-cell/>
        </table:table-row>
        <table:table-row table:style-name="ro1">
          <table:table-cell office:value-type="string" calcext:value-type="string">
            <text:p>566</text:p>
          </table:table-cell>
          <table:table-cell office:value-type="string" calcext:value-type="string">
            <text:p>?? absurd voorbe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arbij</text:p>
          </table:table-cell>
          <table:table-cell/>
        </table:table-row>
        <table:table-row table:style-name="ro1">
          <table:table-cell office:value-type="string" calcext:value-type="string">
            <text:p>580</text:p>
          </table:table-cell>
          <table:table-cell office:value-type="string" calcext:value-type="string">
            <text:p>BW(inter)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ooruit <text:s/>nu <text:s/>niet <text:s/>Toe <text:s/>wel</text:p>
          </table:table-cell>
          <table:table-cell/>
        </table:table-row>
        <table:table-row table:style-name="ro1">
          <table:table-cell office:value-type="string" calcext:value-type="string">
            <text:p>587</text:p>
          </table:table-cell>
          <table:table-cell office:value-type="string" calcext:value-type="string">
            <text:p>BW(inter,sup) [ONZIN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or</text:p>
          </table:table-cell>
          <table:table-cell/>
        </table:table-row>
        <table:table-row table:style-name="ro1">
          <table:table-cell office:value-type="string" calcext:value-type="string">
            <text:p>590</text:p>
          </table:table-cell>
          <table:table-cell office:value-type="string" calcext:value-type="string">
            <text:p>?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echt <text:s/>terwille</text:p>
          </table:table-cell>
          <table:table-cell/>
        </table:table-row>
        <table:table-row table:style-name="ro1">
          <table:table-cell office:value-type="string" calcext:value-type="string">
            <text:p>600</text:p>
          </table:table-cell>
          <table:table-cell office:value-type="string" calcext:value-type="string">
            <text:p>VZ(init,zonder)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Naast <text:s/>over <text:s/>Per <text:s/>uit</text:p>
          </table:table-cell>
          <table:table-cell/>
        </table:table-row>
        <table:table-row table:style-name="ro1">
          <table:table-cell office:value-type="string" calcext:value-type="string">
            <text:p>603</text:p>
          </table:table-cell>
          <table:table-cell office:value-type="string" calcext:value-type="string">
            <text:p>VZ(init,versm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r <text:s/>Ten <text:s/>ten</text:p>
          </table:table-cell>
          <table:table-cell/>
        </table:table-row>
        <table:table-row table:style-name="ro1">
          <table:table-cell office:value-type="string" calcext:value-type="string">
            <text:p>610</text:p>
          </table:table-cell>
          <table:table-cell office:value-type="string" calcext:value-type="string">
            <text:p>VZ(deel-adv-pron)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an <text:s/>voor <text:s/>van <text:s/>op <text:s/>uit</text:p>
          </table:table-cell>
          <table:table-cell/>
        </table:table-row>
        <table:table-row table:style-name="ro1">
          <table:table-cell office:value-type="string" calcext:value-type="string">
            <text:p>620</text:p>
          </table:table-cell>
          <table:table-cell office:value-type="string" calcext:value-type="string">
            <text:p>VZ(deel-ww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oor <text:s/>voort <text:s/>af <text:s/>over <text:s/>uit</text:p>
          </table:table-cell>
          <table:table-cell/>
        </table:table-row>
        <table:table-row table:style-name="ro1">
          <table:table-cell office:value-type="string" calcext:value-type="string">
            <text:p>630</text:p>
          </table:table-cell>
          <table:table-cell office:value-type="string" calcext:value-type="string">
            <text:p>VZ(deel-voorzetselgroep)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door <text:s/>in <text:s/>af <text:s/>toe <text:s/>uit</text:p>
          </table:table-cell>
          <table:table-cell office:value-type="string" calcext:value-type="string">
            <text:p>zoals naar .. toe</text:p>
          </table:table-cell>
        </table:table-row>
        <table:table-row table:style-name="ro1">
          <table:table-cell office:value-type="string" calcext:value-type="string">
            <text:p>640</text:p>
          </table:table-cell>
          <table:table-cell office:value-type="string" calcext:value-type="string">
            <text:p>VZ(fin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 <text:s/>af <text:s/>terug <text:s/>heen <text:s/>op</text:p>
          </table:table-cell>
          <table:table-cell/>
        </table:table-row>
        <table:table-row table:style-name="ro1">
          <table:table-cell office:value-type="string" calcext:value-type="string">
            <text:p>650</text:p>
          </table:table-cell>
          <table:table-cell office:value-type="string" calcext:value-type="string">
            <text:p>VZ(te-of-met-te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oor <text:s/>Te <text:s/>Door <text:s/>teneinde <text:s/>Alvorens</text:p>
          </table:table-cell>
          <table:table-cell/>
        </table:table-row>
        <table:table-row table:style-name="ro1">
          <table:table-cell office:value-type="string" calcext:value-type="string">
            <text:p>660</text:p>
          </table:table-cell>
          <table:table-cell office:value-type="string" calcext:value-type="string">
            <text:p>VZ(met-bijzin-met-ondersch-voeg-als-rest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onder <text:s/>voor <text:s/>van <text:s/>vijfenzestig <text:s/>tegen</text:p>
          </table:table-cell>
          <table:table-cell office:value-type="string" calcext:value-type="string">
            <text:p>zonder dat je het begrijpt</text:p>
          </table:table-cell>
        </table:table-row>
        <table:table-row table:style-name="ro1">
          <table:table-cell office:value-type="string" calcext:value-type="string">
            <text:p>700</text:p>
          </table:table-cell>
          <table:table-cell office:value-type="string" calcext:value-type="string">
            <text:p>VG(neven)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ls <text:s/>hetzij <text:s/>Voor</text:p>
          </table:table-cell>
          <table:table-cell/>
        </table:table-row>
        <table:table-row table:style-name="ro1">
          <table:table-cell office:value-type="string" calcext:value-type="string">
            <text:p>710</text:p>
          </table:table-cell>
          <table:table-cell office:value-type="string" calcext:value-type="string">
            <text:p>VG(onder)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omdat <text:s/>Naar <text:s/>Mits <text:s/>naar <text:s/>totdat</text:p>
          </table:table-cell>
          <table:table-cell/>
        </table:table-row>
        <table:table-row table:style-name="ro1">
          <table:table-cell office:value-type="string" calcext:value-type="string">
            <text:p>720</text:p>
          </table:table-cell>
          <table:table-cell office:value-type="string" calcext:value-type="string">
            <text:p>VG(vergelijking)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ls <text:s/>dan <text:s/>behalve <text:s/>zoo</text:p>
          </table:table-cell>
          <table:table-cell/>
        </table:table-row>
        <table:table-row table:style-name="ro1">
          <table:table-cell office:value-type="string" calcext:value-type="string">
            <text:p>730</text:p>
          </table:table-cell>
          <table:table-cell office:value-type="string" calcext:value-type="string">
            <text:p>VG(onder-met-afwijkende-hoofdzinvolg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s <text:s/>terwijl <text:s/>Als <text:s/>Al <text:s/>of</text:p>
          </table:table-cell>
          <table:table-cell office:value-type="string" calcext:value-type="string">
            <text:p>al loop je op straat, …</text:p>
          </table:table-cell>
        </table:table-row>
        <table:table-row table:style-name="ro1">
          <table:table-cell office:value-type="string" calcext:value-type="string">
            <text:p>740</text:p>
          </table:table-cell>
          <table:table-cell office:value-type="string" calcext:value-type="string">
            <text:p>VG(eerste-deel-neven-groep)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zowel <text:s/>en <text:s/>hetzij</text:p>
          </table:table-cell>
          <table:table-cell office:value-type="string" calcext:value-type="string">
            <text:p>Zowel-als-enzo</text:p>
          </table:table-cell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TW(normaal)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ho <text:s/>Sorry <text:s/>hm <text:s/>Tjonge <text:s/>o</text:p>
          </table:table-cell>
          <table:table-cell/>
        </table:table-row>
        <table:table-row table:style-name="ro1">
          <table:table-cell office:value-type="string" calcext:value-type="string">
            <text:p>810</text:p>
          </table:table-cell>
          <table:table-cell office:value-type="string" calcext:value-type="string">
            <text:p>TW(onomatopee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fff <text:s/>peng <text:s/>ak-ak-ak <text:s/>zzz <text:s/>zo</text:p>
          </table:table-cell>
          <table:table-cell/>
        </table:table-row>
        <table:table-row table:style-name="ro1">
          <table:table-cell office:value-type="string" calcext:value-type="string">
            <text:p>990</text:p>
          </table:table-cell>
          <table:table-cell office:value-type="string" calcext:value-type="string">
            <text:p>SPEC(vreemd)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for <text:s/>door <text:s/>een <text:s/>verstehen <text:s/>to</text:p>
          </table:table-cell>
          <table:table-cell/>
        </table:table-row>
        <table:table-row table:style-name="ro1">
          <table:table-cell office:value-type="string" calcext:value-type="string">
            <text:p>991</text:p>
          </table:table-cell>
          <table:table-cell office:value-type="string" calcext:value-type="string">
            <text:p>SPEC(nonlex-verb-el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 <text:s/>eh <text:s/>t</text:p>
          </table:table-cell>
          <table:table-cell/>
        </table:table-row>
        <table:table-row table:style-name="ro1">
          <table:table-cell office:value-type="string" calcext:value-type="string">
            <text:p>992</text:p>
          </table:table-cell>
          <table:table-cell office:value-type="string" calcext:value-type="string">
            <text:p>SPEC(symb,arith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 <text:s/>/@@ <text:s/>@ <text:s/>q@r <text:s/>@@@</text:p>
          </table:table-cell>
          <table:table-cell/>
        </table:table-row>
        <table:table-row table:style-name="ro1">
          <table:table-cell office:value-type="string" calcext:value-type="string">
            <text:p>993</text:p>
          </table:table-cell>
          <table:table-cell office:value-type="string" calcext:value-type="string">
            <text:p>SPEC(symb,-overig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 <text:s/>% <text:s/>= <text:s/>Ae <text:s/>moeyden</text:p>
          </table:table-cell>
          <table:table-cell/>
        </table:table-row>
        <table:table-row table:style-name="ro1">
          <table:table-cell office:value-type="string" calcext:value-type="string">
            <text:p>998</text:p>
          </table:table-cell>
          <table:table-cell office:value-type="string" calcext:value-type="string">
            <text:p>SPEC(niet-tot-de-steekproef-behorend,overig)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's <text:s/>ambroen <text:s/>blijkop <text:s/>h <text:s/>h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1">00/00/0000</text:date>, <text:time style:data-style-name="N2" text:time-value="16:11:34.5903753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1T16:43:24.248656436</dc:date>
    <meta:editing-duration>PT1H18M9S</meta:editing-duration>
    <meta:editing-cycles>18</meta:editing-cycles>
    <meta:generator>LibreOffice/6.0.3.2$Linux_X86_64 LibreOffice_project/00m0$Build-2</meta:generator>
    <meta:document-statistic meta:table-count="1" meta:cell-count="855" meta:object-count="0"/>
  </office:meta>
</office:document-meta>
</file>